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7bb88" officeooo:paragraph-rsid="0017bb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4:53:09.334489447</meta:creation-date>
    <dc:date>2022-05-07T14:53:37.875538696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